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71.61mm"/>
    </style:style>
    <style:style style:name="co4" style:family="table-column">
      <style:table-column-properties fo:break-before="auto" style:column-width="64.81mm"/>
    </style:style>
    <style:style style:name="co5" style:family="table-column">
      <style:table-column-properties fo:break-before="auto" style:column-width="103.4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7.36mm" fo:break-before="auto" style:use-optimal-row-height="false"/>
    </style:style>
    <style:style style:name="ro2" style:family="table-row">
      <style:table-row-properties style:row-height="23.4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8" table:default-cell-style-name="ce2"/>
        <table:table-row table:style-name="ro1">
          <table:table-cell table:style-name="ce1" office:value-type="string" calcext:value-type="string" table:number-columns-spanned="2" table:number-rows-spanned="1">
            <text:p>Шаблон</text:p>
          </table:table-cell>
          <table:covered-table-cell table:style-name="ce1"/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Цель</text:p>
          </table:table-cell>
          <table:table-cell table:style-name="ce1" office:value-type="string" calcext:value-type="string">
            <text:p>Для чего используется</text:p>
          </table:table-cell>
          <table:table-cell table:style-name="ce1" office:value-type="string" calcext:value-type="string">
            <text:p>Пример использования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Фабрика</text:p>
          </table:table-cell>
          <table:table-cell office:value-type="string" calcext:value-type="string">
            <text:p>Factory Method</text:p>
          </table:table-cell>
          <table:table-cell office:value-type="string" calcext:value-type="string">
            <text:p>Порождающий</text:p>
          </table:table-cell>
          <table:table-cell office:value-type="string" calcext:value-type="string">
            <text:p>Создание интерфейса, который создаёт объект. При этом, выбор того, экземпляр какого класса создавать</text:p>
            <text:p>остаётся за классами, которые имплементируют данный интерфейс.</text:p>
          </table:table-cell>
          <table:table-cell office:value-type="string" calcext:value-type="string">
            <text:p>Для делигирования создания экземпляров, другому классу.</text:p>
          </table:table-cell>
          <table:table-cell office:value-type="string" calcext:value-type="string">
            <text:p>- заранее неизвестно, экземпляры, какого класса нужно будет создавать;</text:p>
            <text:p>- класс спроектирован таким образом, что создаваемые им объекты имеют свойства определённого класса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Абстрактная фабрика</text:p>
          </table:table-cell>
          <table:table-cell office:value-type="string" calcext:value-type="string">
            <text:p>Abstract Factory</text:p>
          </table:table-cell>
          <table:table-cell office:value-type="string" calcext:value-type="string">
            <text:p>Порождающий</text:p>
          </table:table-cell>
          <table:table-cell office:value-type="string" calcext:value-type="string">
            <text:p>Создание интерфейса, для создания множества взаимосвязанных или взаимозависимых объектов, без жёсткой</text:p>
            <text:p>привязке к конкретным классам.</text:p>
          </table:table-cell>
          <table:table-cell office:value-type="string" calcext:value-type="string">
            <text:p>Для создания множеств взаимосвязанных объектов.</text:p>
          </table:table-cell>
          <table:table-cell office:value-type="string" calcext:value-type="string">
            <text:p>- система не должна зависеть от метода создания, компоновки и представления входящих в неё объектов;</text:p>
            <text:p>- входящие взаимосвязанные объекты должны использоваться вместе;</text:p>
            <text:p>- система должна конфигурироваться одним из множеств объектов, из которых она состоит;</text:p>
            <text:p>- нам необходимо предоставить множество объектов, раскрывая только их интерфейсы но не реализацию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диночка</text:p>
          </table:table-cell>
          <table:table-cell office:value-type="string" calcext:value-type="string">
            <text:p>Singleton</text:p>
          </table:table-cell>
          <table:table-cell office:value-type="string" calcext:value-type="string">
            <text:p>Порождающий</text:p>
          </table:table-cell>
          <table:table-cell office:value-type="string" calcext:value-type="string">
            <text:p>Гарантировать, что у класса будет только один единственный экземпляр и к нему будет предоставленя глобальная точка доступа.</text:p>
          </table:table-cell>
          <table:table-cell office:value-type="string" calcext:value-type="string">
            <text:p>Для создания единственного экземпляра определенного класса.</text:p>
          </table:table-cell>
          <table:table-cell office:value-type="string" calcext:value-type="string">
            <text:p>- необходим только один экземпляр конкретного класса, который доступен для всех клиентов; - единственный экземпляр должен наследоваться путем порождения подклассов, при этом, клиенты имеют возможность работать с классом-наследником без модификации своего кода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Строитель</text:p>
          </table:table-cell>
          <table:table-cell office:value-type="string" calcext:value-type="string">
            <text:p>Builder</text:p>
          </table:table-cell>
          <table:table-cell office:value-type="string" calcext:value-type="string">
            <text:p>Порождающий</text:p>
          </table:table-cell>
          <table:table-cell office:value-type="string" calcext:value-type="string">
            <text:p>Отделить конструирование сложного объекта от его представления таким образом, чтобы в результате одного и того же конструирования мы могли получить разные представления.</text:p>
          </table:table-cell>
          <table:table-cell office:value-type="string" calcext:value-type="string">
            <text:p>Для создания различных объектов из одного набора данных</text:p>
          </table:table-cell>
          <table:table-cell office:value-type="string" calcext:value-type="string">
            <text:p>- порядок создания сложного объекта не должен зависеть от того, из каких частей состоит объект и того, как эти объекты взаимосвязаны;</text:p>
            <text:p>- процесс конструирования объекта должен предоставлять различные представления объекта, который мы конструируем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рототип</text:p>
          </table:table-cell>
          <table:table-cell office:value-type="string" calcext:value-type="string">
            <text:p>Prototype</text:p>
          </table:table-cell>
          <table:table-cell office:value-type="string" calcext:value-type="string">
            <text:p>Порождающий</text:p>
          </table:table-cell>
          <table:table-cell office:value-type="string" calcext:value-type="string">
            <text:p>Определить вид создаваемых объектов с помощью экземпляра — прототипа и создавать новые объекты, копируя этот прототип.</text:p>
          </table:table-cell>
          <table:table-cell office:value-type="string" calcext:value-type="string">
            <text:p>Для создания копий заданного объекта.</text:p>
          </table:table-cell>
          <table:table-cell office:value-type="string" calcext:value-type="string">
            <text:p>- классы, экземпляры которых необходимо создать определяются во время выполнения программы;</text:p>
            <text:p>- для избежания построения иерархии классов, фабрик или параллельных иерархий классов; </text:p>
            <text:p>- экземпляры класса могут находиться в одном из немногих возможных состояний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Адаптер</text:p>
          </table:table-cell>
          <table:table-cell office:value-type="string" calcext:value-type="string">
            <text:p>Adapter</text:p>
          </table:table-cell>
          <table:table-cell office:value-type="string" calcext:value-type="string">
            <text:p>Структурный</text:p>
          </table:table-cell>
          <table:table-cell office:value-type="string" calcext:value-type="string">
            <text:p>Преобразование интерфейса одного класса в интерфейс того класса, который необходим клиенту.</text:p>
          </table:table-cell>
          <table:table-cell office:value-type="string" calcext:value-type="string">
            <text:p>Для обеспечения совместной работы классов, интерфейсы которых не совместимы.</text:p>
          </table:table-cell>
          <table:table-cell office:value-type="string" calcext:value-type="string">
            <text:p>- интерфейс класса, который мы хотим использовать не соответствует нашим потребностям;</text:p>
            <text:p>- необходим класс, который должен взаимодействовать с классами, которые ему неизвестны или не связаны с ним;</text:p>
            <text:p>- необходимо использовать несколько существующих подклассов, но нецелесообразно использовать методы этих классов создавая их новые подклассы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Мост</text:p>
          </table:table-cell>
          <table:table-cell table:style-name="ce3" office:value-type="string" calcext:value-type="string">
            <text:p>Bridge</text:p>
          </table:table-cell>
          <table:table-cell office:value-type="string" calcext:value-type="string">
            <text:p>Структурный</text:p>
          </table:table-cell>
          <table:table-cell office:value-type="string" calcext:value-type="string">
            <text:p>Отделить абстракцию от её реализации, с возможностью независимо изменять и то и другое</text:p>
          </table:table-cell>
          <table:table-cell office:value-type="string" calcext:value-type="string">
            <text:p>Для получения преимуществ наследования без потери гибкости.</text:p>
          </table:table-cell>
          <table:table-cell office:value-type="string" calcext:value-type="string">
            <text:p>- снятие привязки а бстракции к реализации;</text:p>
            <text:p>- расширение с помощью подклассов;</text:p>
            <text:p>- изменения реализации не  могут отражаться на абстракции;</text:p>
            <text:p>- для разделения реализации между объектами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омпоновщик</text:p>
          </table:table-cell>
          <table:table-cell office:value-type="string" calcext:value-type="string">
            <text:p>Composite</text:p>
          </table:table-cell>
          <table:table-cell office:value-type="string" calcext:value-type="string">
            <text:p>Структурный</text:p>
          </table:table-cell>
          <table:table-cell office:value-type="string" calcext:value-type="string">
            <text:p>Скомпоновать объекты в структуру потипу «дерева», аозволяя клиентам единообразно трактовать отдельные и составные объекты.</text:p>
          </table:table-cell>
          <table:table-cell office:value-type="string" calcext:value-type="string">
            <text:p>Для группировки мелких компонентов в более крупные, которые, в свою очередь, могут стать основной для еще более крупных структур.</text:p>
          </table:table-cell>
          <table:table-cell office:value-type="string" calcext:value-type="string">
            <text:p>- для представления иерархии "часть-целое";</text:p>
            <text:p>- мы хотим, чтобы клиенты одним способом трактовали как отдельные, так и составные объекты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екоратор</text:p>
          </table:table-cell>
          <table:table-cell office:value-type="string" calcext:value-type="string">
            <text:p>Decorator</text:p>
          </table:table-cell>
          <table:table-cell office:value-type="string" calcext:value-type="string">
            <text:p>Структурный</text:p>
          </table:table-cell>
          <table:table-cell office:value-type="string" calcext:value-type="string">
            <text:p>Динамическое добавление новыхобязанностей объекту.</text:p>
          </table:table-cell>
          <table:table-cell office:value-type="string" calcext:value-type="string">
            <text:p>Используется в качестве альтернативы порождению подклассов для расширения функциональности.</text:p>
          </table:table-cell>
          <table:table-cell office:value-type="string" calcext:value-type="string">
            <text:p>- динамическое и понятное клиентам добавление</text:p>
            <text:p>обязанностей объектам;</text:p>
            <text:p>- реализация обязанностей, которые могут быть сняты с объекта;</text:p>
            <text:p>- расширение класса путем порождения подклассов невозможно по каким-либо причинам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асад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Структурный</text:p>
          </table:table-cell>
          <table:table-cell office:value-type="string" calcext:value-type="string">
            <text:p>Предоставить унифицированный интерфейс вместо нескольких интерфейсов подсистемы.</text:p>
          </table:table-cell>
          <table:table-cell office:value-type="string" calcext:value-type="string">
            <text:p>Используется для определенния интерфейса высокого уровня, который упрощает использование подсистемы.</text:p>
          </table:table-cell>
          <table:table-cell office:value-type="string" calcext:value-type="string">
            <text:p>- изолированние клиентов от компонентов подсистемы, упрощая работу с ней;</text:p>
            <text:p>- необходимость ослабления связанности подсистемы с клиентами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риспособленец</text:p>
          </table:table-cell>
          <table:table-cell office:value-type="string" calcext:value-type="string">
            <text:p>Flywight</text:p>
          </table:table-cell>
          <table:table-cell office:value-type="string" calcext:value-type="string">
            <text:p>Структурный</text:p>
          </table:table-cell>
          <table:table-cell office:value-type="string" calcext:value-type="string">
            <text:p>Поддержка множества мелких объектов</text:p>
          </table:table-cell>
          <table:table-cell office:value-type="string" calcext:value-type="string">
            <text:p>Использует разделение для того, чтобы поддерживать много мелких объектов.</text:p>
          </table:table-cell>
          <table:table-cell office:value-type="string" calcext:value-type="string">
            <text:p>- большое кол-во объектов;</text:p>
            <text:p>- скрыть состояния объектов.</text:p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рокси</text:p>
          </table:table-cell>
          <table:table-cell office:value-type="string" calcext:value-type="string">
            <text:p>Proxy</text:p>
          </table:table-cell>
          <table:table-cell office:value-type="string" calcext:value-type="string">
            <text:p>Структурный</text:p>
          </table:table-cell>
          <table:table-cell office:value-type="string" calcext:value-type="string">
            <text:p>Замещение другого объекта и контроля доступа к нему.</text:p>
          </table:table-cell>
          <table:table-cell office:value-type="string" calcext:value-type="string">
            <text:p>Для обеспечения контроля доступа к определенному объекту.</text:p>
          </table:table-cell>
          <table:table-cell office:value-type="string" calcext:value-type="string">
            <text:p>- когда есть необходимость ссылаться на объект другим способом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Цепь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Поведенческий</text:p>
          </table:table-cell>
          <table:table-cell office:value-type="string" calcext:value-type="string">
            <text:p>Свзязывание объектов-получателей в цепочку и передача запроса по ней </text:p>
          </table:table-cell>
          <table:table-cell office:value-type="string" calcext:value-type="string">
            <text:p>Помогает избежать привязки отправителя запроса к его получателю, что дает возможность обработать данный запрос нескольким объектам. </text:p>
          </table:table-cell>
          <table:table-cell office:value-type="string" calcext:value-type="string">
            <text:p>- ослабление привязанности;</text:p>
            <text:p>- дополнительная гибкость при распределении обязанностей между объектами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оманда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Поведенческий</text:p>
          </table:table-cell>
          <table:table-cell office:value-type="string" calcext:value-type="string">
            <text:p>Инкапсулирование запроса в объект</text:p>
          </table:table-cell>
          <table:table-cell office:value-type="string" calcext:value-type="string">
            <text:p>Чтобы задать параметры клиентов для обработки определенных запросов, создание очереди из этих запросов или их контроля и пожжержки отмены операций.</text:p>
          </table:table-cell>
          <table:table-cell office:value-type="string" calcext:value-type="string">
            <text:p>- параметризация объектов выполняемым действием;</text:p>
            <text:p>- определять запрос, ставить его в очередь или выполнять его в разное время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Интерпретатор</text:p>
          </table:table-cell>
          <table:table-cell table:style-name="ce3" office:value-type="string" calcext:value-type="string">
            <text:p>Interpreter</text:p>
          </table:table-cell>
          <table:table-cell office:value-type="string" calcext:value-type="string">
            <text:p>Поведенческий</text:p>
          </table:table-cell>
          <table:table-cell office:value-type="string" calcext:value-type="string">
            <text:p>Определение представления грамматики объекта</text:p>
          </table:table-cell>
          <table:table-cell office:value-type="string" calcext:value-type="string">
            <text:p>Используется для определения представления грамматики заданного языка и интерпретации его предложений</text:p>
          </table:table-cell>
          <table:table-cell office:value-type="string" calcext:value-type="string">
            <text:p>- упрощение иерархии классов с помощью интерпретирования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Итератор</text:p>
          </table:table-cell>
          <table:table-cell office:value-type="string" calcext:value-type="string">
            <text:p>Iterator</text:p>
          </table:table-cell>
          <table:table-cell office:value-type="string" calcext:value-type="string">
            <text:p>Поведенческий</text:p>
          </table:table-cell>
          <table:table-cell office:value-type="string" calcext:value-type="string">
            <text:p>Получение последовательного доступа ко всем элементам составного объекта.</text:p>
          </table:table-cell>
          <table:table-cell office:value-type="string" calcext:value-type="string">
            <text:p>Для получения последовательного доступа ко всем элементам составного объекта, скрывая его внутреннее представление.</text:p>
          </table:table-cell>
          <table:table-cell office:value-type="string" calcext:value-type="string">
            <text:p>- различные виды обхода составного объекта;</text:p>
            <text:p>- упрощенный доступ к составному объекту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средник</text:p>
          </table:table-cell>
          <table:table-cell office:value-type="string" calcext:value-type="string">
            <text:p>Mediator</text:p>
          </table:table-cell>
          <table:table-cell office:value-type="string" calcext:value-type="string">
            <text:p>Поведенческий</text:p>
          </table:table-cell>
          <table:table-cell office:value-type="string" calcext:value-type="string">
            <text:p>Инкапсуляция способа взаимодействия множества объектов.</text:p>
          </table:table-cell>
          <table:table-cell office:value-type="string" calcext:value-type="string">
            <text:p>Для определения объекта, который инкапсулирует способ взаимодействия множества объектов и обеспечения слабой связи между этими объектами.</text:p>
          </table:table-cell>
          <table:table-cell office:value-type="string" calcext:value-type="string">
            <text:p>- связи между объектами сложны и четко определены;</text:p>
            <text:p>- нельзя повторно использовать объект, так как он обменивается информацией с другими объектами;</text:p>
            <text:p>- поведение, распределенное между несколькими классами должно легко настраиваться без создания подклассов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Хранитель</text:p>
          </table:table-cell>
          <table:table-cell office:value-type="string" calcext:value-type="string">
            <text:p>Memento</text:p>
          </table:table-cell>
          <table:table-cell office:value-type="string" calcext:value-type="string">
            <text:p>Поведенческий</text:p>
          </table:table-cell>
          <table:table-cell office:value-type="string" calcext:value-type="string">
            <text:p>Сохранить внутреннее состояние объекта за его пределы.</text:p>
          </table:table-cell>
          <table:table-cell office:value-type="string" calcext:value-type="string">
            <text:p>Фиксирование внутреннего состояния объекта за его пределами не нарушая инкапсуляцию и восстановления объекта в случае необходимости.</text:p>
          </table:table-cell>
          <table:table-cell office:value-type="string" calcext:value-type="string">
            <text:p>- необходимо созранить текущее состояние объекта или его части и восстановление в будущем, но прямое получение состояния раскрывает детали реализации и нарушает инкапсуляцию объекта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Наблюдатель</text:p>
          </table:table-cell>
          <table:table-cell office:value-type="string" calcext:value-type="string">
            <text:p>Observer</text:p>
          </table:table-cell>
          <table:table-cell office:value-type="string" calcext:value-type="string">
            <text:p>Поведенческий</text:p>
          </table:table-cell>
          <table:table-cell office:value-type="string" calcext:value-type="string">
            <text:p>Определение зависимости «один ко многим» между объектами.</text:p>
          </table:table-cell>
          <table:table-cell office:value-type="string" calcext:value-type="string">
            <text:p>Определение зависимости «один ко многим» между объектами такимобразом, что при изменении состояния одного объекта все зависящие от него объекты были уведомлены об этом и обновились.</text:p>
          </table:table-cell>
          <table:table-cell office:value-type="string" calcext:value-type="string">
            <text:p>- когда у модели имеются два аспекта, один из которых зависит от другого. Инкапсулирование этих аспектов в разные классы позволяют использовать их независимо друг от друга;</text:p>
            <text:p>- когда один объект должен оповещать другие и не делать предположений об этих объектах;</text:p>
            <text:p>- ослабление связи между объектами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Состояние</text:p>
          </table:table-cell>
          <table:table-cell table:style-name="ce3" office:value-type="string" calcext:value-type="string">
            <text:p>State</text:p>
          </table:table-cell>
          <table:table-cell office:value-type="string" calcext:value-type="string">
            <text:p>Поведенческий</text:p>
          </table:table-cell>
          <table:table-cell office:value-type="string" calcext:value-type="string">
            <text:p>Управление поведением объекта в зависимости от состояния.</text:p>
          </table:table-cell>
          <table:table-cell office:value-type="string" calcext:value-type="string">
            <text:p>Позволяет управлять поведением объекта в зависимости от его внутреннего состояния </text:p>
          </table:table-cell>
          <table:table-cell office:value-type="string" calcext:value-type="string">
            <text:p>- поведение объекта зависит от его состояния и изменяется во время выполнения;</text:p>
            <text:p>- когда встречается большое кол-во условных операторов, когда выбор ветви зависит от состояния объекта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Стратегия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Поведенческий</text:p>
          </table:table-cell>
          <table:table-cell office:value-type="string" calcext:value-type="string">
            <text:p>Взаимозаменяемость семейства классов</text:p>
          </table:table-cell>
          <table:table-cell office:value-type="string" calcext:value-type="string">
            <text:p>Определение семейства классов, инкапсулирование каждого из них и организация их взаимодействия.</text:p>
          </table:table-cell>
          <table:table-cell office:value-type="string" calcext:value-type="string">
            <text:p>- есть несколько родственных классов, которые отличаются поведением;</text:p>
            <text:p>- необходимо иметь несколько вариантов поведения;</text:p>
            <text:p>- в классе есть данные, о которых не должен знать клиент;</text:p>
            <text:p>- с помощью условных операторов в классе определено большое кол-во возможных поведений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Шаблонный метод</text:p>
          </table:table-cell>
          <table:table-cell office:value-type="string" calcext:value-type="string">
            <text:p>Template method</text:p>
          </table:table-cell>
          <table:table-cell office:value-type="string" calcext:value-type="string">
            <text:p>Поведенческий</text:p>
          </table:table-cell>
          <table:table-cell office:value-type="string" calcext:value-type="string">
            <text:p>Определение основы класса и создание возможности подклассам переопределять его части.</text:p>
          </table:table-cell>
          <table:table-cell office:value-type="string" calcext:value-type="string">
            <text:p>Определяет основу класса и позволяет подклассам переопределять некоторые его части не изменяя его структуру в целом.</text:p>
          </table:table-cell>
          <table:table-cell office:value-type="string" calcext:value-type="string">
            <text:p>- однократное использование различных частей класса, оставляя реализацию изменившегося поведения на усмотрение подклассов;</text:p>
            <text:p>-вычленение и локализация общего для всех подклассов поведения в родительском;</text:p>
            <text:p>- управление расширениями подклассов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сетитель</text:p>
          </table:table-cell>
          <table:table-cell office:value-type="string" calcext:value-type="string">
            <text:p>Visitor</text:p>
          </table:table-cell>
          <table:table-cell office:value-type="string" calcext:value-type="string">
            <text:p>Поведенческий</text:p>
          </table:table-cell>
          <table:table-cell office:value-type="string" calcext:value-type="string">
            <text:p>Описание действий, которые выполняются с каждым объектом в некоторой структуре.</text:p>
          </table:table-cell>
          <table:table-cell office:value-type="string" calcext:value-type="string">
            <text:p>Описание операций, которые выполняются с каждым объектом из некоторой структуры. Позволяет определить новую операцию без изменения классов этих объектов.</text:p>
          </table:table-cell>
          <table:table-cell office:value-type="string" calcext:value-type="string">
            <text:p>- в структуре присутствуют объекты многих классов с различными интерфейсами и нам необходимо выполнить над ними операции, которые зависят от конкретных классов;</text:p>
            <text:p>- необходимо выполнять не связанные между собой операции над объектами, которые входят в состав структуры и мы не хотим добавлять зти операции в классы;</text:p>
            <text:p>- классы, которые устанавливают структуру объектов редко изменяются, но часто добавляются новые операции над этой структурой.</text:p>
          </table:table-cell>
          <table:table-cell table:number-columns-repeated="101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.00.0000</text:date>, <text:time style:data-style-name="N2" text:time-value="11:10:30.57279427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mayce  </meta:initial-creator>
    <meta:creation-date>2017-04-04T21:25:21.736861160</meta:creation-date>
    <dc:date>2017-04-10T11:22:54.549672862</dc:date>
    <dc:creator>almayce  </dc:creator>
    <meta:editing-duration>PT6H54M25S</meta:editing-duration>
    <meta:editing-cycles>14</meta:editing-cycles>
    <meta:generator>LibreOffice/5.0.3.2$Linux_X86_64 LibreOffice_project/00m0$Build-2</meta:generator>
    <meta:document-statistic meta:table-count="1" meta:cell-count="143" meta:object-count="0"/>
  </office:meta>
</office:document-meta>
</file>